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6.84mm" svg:height="90.58mm" svg:x="153.64mm" svg:y="31.34mm">
            <draw:object draw:notify-on-update-of-ranges="Sheet1.C2:Sheet1.C6 Sheet1.A2:Sheet1.A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it Ratio</text:p>
          </table:table-cell>
          <table:table-cell/>
          <table:table-cell office:value-type="string" calcext:value-type="string">
            <text:p>Block Size</text:p>
          </table:table-cell>
        </table:table-row>
        <table:table-row table:style-name="ro1">
          <table:table-cell office:value-type="float" office:value="94.98" calcext:value-type="float">
            <text:p>94.98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.92" calcext:value-type="float">
            <text:p>94.9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.42" calcext:value-type="float">
            <text:p>94.4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.11" calcext:value-type="float">
            <text:p>94.1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.54" calcext:value-type="float">
            <text:p>93.54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13:44:40.764635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3:22:15.767493067</meta:creation-date>
    <meta:generator>LibreOffice/6.0.7.3$Linux_X86_64 LibreOffice_project/00m0$Build-3</meta:generator>
    <dc:date>2019-11-29T13:44:15.511405708</dc:date>
    <meta:editing-duration>PT21M59S</meta:editing-duration>
    <meta:editing-cycles>2</meta:editing-cycles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85cm" svg:height="9.059cm" xlink:href=".." xlink:type="simple" chart:class="chart:scatter" chart:column-mapping="1 0" chart:style-name="ch1">
        <chart:plot-area chart:style-name="ch2" table:cell-range-address="Sheet1.C2:Sheet1.C6 Sheet1.A2:Sheet1.A6" svg:x="1.654cm" svg:y="0.181cm" svg:width="11.758cm" svg:height="7.716cm">
          <chartooo:coordinate-region svg:x="2.566cm" svg:y="0.38cm" svg:width="10.659cm" svg:height="6.87cm"/>
          <chart:axis chart:dimension="x" chart:name="primary-x" chart:style-name="ch3">
            <chart:title svg:x="6.722cm" svg:y="8.078cm" chart:style-name="ch4">
              <text:p>Block Size</text:p>
            </chart:title>
          </chart:axis>
          <chart:axis chart:dimension="y" chart:name="primary-y" chart:style-name="ch3">
            <chart:title svg:x="0.451cm" svg:y="4.916cm" chart:style-name="ch5">
              <text:p>hit
percentage</text:p>
            </chart:title>
            <chart:grid chart:style-name="ch6" chart:class="major"/>
          </chart:axis>
          <chart:series chart:style-name="ch7" chart:values-cell-range-address="Sheet1.A2:Sheet1.A6" chart:class="chart:scatter">
            <chart:domain table:cell-range-address="Sheet1.C2:Sheet1.C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C2:Sheet1.C6</svg:desc>
                </draw:g>
              </table:table-cell>
              <table:table-cell office:value-type="float" office:value="94.98">
                <text:p>94.98</text:p>
                <draw:g>
                  <svg:desc>Sheet1.A2:Sheet1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4.92">
                <text:p>94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4.42">
                <text:p>94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4.11">
                <text:p>94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93.54">
                <text:p>93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